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86H34M55.556051S" calcext:value-type="time">
            <text:p>1386:3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Frog tongue melee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14H29M28.463S" calcext:value-type="time">
            <text:p>14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2">
          <table:table-cell table:style-name="ce77" office:value-type="date" office:date-value="2022-10-07" calcext:value-type="date">
            <text:p>10/07/22</text:p>
          </table:table-cell>
          <table:table-cell table:style-name="ce72" office:value-type="string" calcext:value-type="string">
            <text:p>sick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2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08:32:03.6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3T09:12:16.788000000</dc:date>
    <meta:editing-duration>P61DT15H27M20S</meta:editing-duration>
    <meta:editing-cycles>1631</meta:editing-cycles>
    <meta:generator>LibreOffice/7.2.6.2$Windows_X86_64 LibreOffice_project/b0ec3a565991f7569a5a7f5d24fed7f52653d754</meta:generator>
    <dc:creator>Benjamin Laws</dc:creator>
    <meta:document-statistic meta:table-count="2" meta:cell-count="1983" meta:object-count="0"/>
  </office:meta>
</office:document-meta>
</file>